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9" style:family="paragraph" style:parent-style-name="Table_20_Contents">
      <style:text-properties officeooo:paragraph-rsid="005460a5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2" style:family="paragraph" style:parent-style-name="Standard">
      <style:text-properties officeooo:rsid="00ad7c61" officeooo:paragraph-rsid="006432c5"/>
    </style:style>
    <style:style style:name="P63" style:family="paragraph" style:parent-style-name="Standard">
      <style:text-properties officeooo:paragraph-rsid="006432c5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Frame_20_contents">
      <style:paragraph-properties fo:text-align="justify" style:justify-single-word="false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0" style:family="text">
      <style:text-properties style:text-position="-5% 100%" fo:font-weight="normal" style:font-weight-asian="normal" style:font-weight-complex="normal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officeooo:rsid="00854325"/>
    </style:style>
    <style:style style:name="T75" style:family="text">
      <style:text-properties fo:font-size="8pt" fo:letter-spacing="-0.016cm" officeooo:rsid="00569c10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9"><text:placeholder text:placeholder-type="text">&lt;line.name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80"><text:text-input text:description="&lt;formatLang(line.report_price_unit)&gt;">9.999,50</text:text-input></text:p>
          </table:table-cell>
          <table:table-cell table:style-name="Tabla4.A2" office:value-type="string">
            <text:p text:style-name="P35"><text:span text:style-name="T75"><text:text-input text:description="&lt;formatLang(line.discount)&gt;">10,5%</text:text-input></text:span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Standard">
      <style:text-properties officeooo:rsid="00ad7c61" officeooo:paragraph-rsid="006432c5"/>
    </style:style>
    <style:style style:name="MP70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 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 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59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1">OBSERVACIONES</text:span>: <text:span text:style-name="MT62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2">CAE: </text:span><text:span text:style-name="MT62"><text:placeholder text:placeholder-type="text">&lt;o.afip_cae&gt;</text:placeholder></text:span><text:span text:style-name="MT62"> 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2"><draw:text-box fo:min-height="0.744cm"><text:p text:style-name="MP67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8"><text:placeholder text:placeholder-type="text">&lt;o.afip_barcode&gt;</text:placeholder></text:p>
            </table:table-cell>
          </table:table-row>
        </table:table>
        <text:p text:style-name="MP69"/>
        <text:p text:style-name="MP69"/>
        <text:p text:style-name="MP7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9-29T17:00:36.655002617</dc:date>
    <meta:editing-duration>P2DT5H30M</meta:editing-duration>
    <meta:editing-cycles>453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85" meta:character-count="2379" meta:non-whitespace-character-count="2228"/>
  </office:meta>
</office:document-meta>
</file>